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3.499cm"/>
    </style:style>
    <style:style style:name="co3" style:family="table-column">
      <style:table-column-properties fo:break-before="auto" style:column-width="9.978cm"/>
    </style:style>
    <style:style style:name="co4" style:family="table-column">
      <style:table-column-properties fo:break-before="auto" style:column-width="9.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Simulation protocol for conditional hunt foxes on specific days in the predator prey 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Add a variable on specific time points to calculate a different population 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11. July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Rex Parro, Clemens Stephany, Katharina Ueb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ks:</text:p>
          </table:table-cell>
          <table:table-cell office:value-type="string" calcext:value-type="string">
            <text:p>Crop-Modelling Course – Project 9 – Predator pre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used:</text:p>
          </table:table-cell>
          <table:table-cell office:value-type="string" calcext:value-type="string">
            <text:p>predator_prey.s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-Time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-Time: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: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interval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s:</text:p>
          </table:table-cell>
          <table:table-cell office:value-type="string" calcext:value-type="string">
            <text:p>A=20; B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 parameters:</text:p>
          </table:table-cell>
          <table:table-cell office:value-type="string" calcext:value-type="string">
            <text:p>BirthRateA=0,3; BirthRateB=0,3; Damage_factor=0,15; DeathRateA=0,4; DeathRateB=0,2; Meet_factor=0,1; Nutrition_factor=0,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nNr</text:p>
          </table:table-cell>
          <table:table-cell office:value-type="string" calcext:value-type="string">
            <text:p>Integration method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ge-Kutta</text:p>
          </table:table-cell>
          <table:table-cell office:value-type="string" calcext:value-type="string">
            <text:p>predator_prey_conditional_hunting_on_specific_days.sml</text:p>
          </table:table-cell>
          <table:table-cell office:value-type="string" calcext:value-type="string">
            <text:p>predator_prey_conditional_hunting_on_specific_days.shf</text:p>
          </table:table-cell>
          <table:table-cell office:value-type="string" calcext:value-type="string">
            <text:p>Conditinal hunt of foxes on specific days changes population growth over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22:11:31.0975619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22:02:29.196343534</meta:creation-date>
    <dc:date>2021-07-15T22:11:44.020906222</dc:date>
    <meta:editing-duration>PT8M9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